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25cm" fo:min-width="1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03cm"/>
      <style:paragraph-properties style:writing-mode="lr-tb"/>
    </style:style>
    <style:style style:name="gr4" style:family="graphic" style:parent-style-name="objectwithoutfill">
      <style:graphic-properties svg:stroke-color="#000000" draw:marker-end="Стили_20_стрелок_20_1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4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objectwithoutfill">
      <style:graphic-properties svg:stroke-color="#000000" draw:marker-end="Стили_20_стрелок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svg:stroke-color="#000000" draw:marker-end="Стили_20_стрелок_20_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5cm" svg:height="7.5cm" svg:x="2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4.25cm" svg:x="3.25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03cm" svg:height="1.673cm" svg:x="4.497cm" svg:y="5.577cm">
          <draw:text-box>
            <text:p>Виртуальная </text:p>
            <text:p text:style-name="P2">машина</text:p>
          </draw:text-box>
        </draw:frame>
        <draw:line draw:style-name="gr4" draw:text-style-name="P1" draw:layer="layout" svg:x1="12.25cm" svg:y1="6.25cm" svg:x2="10cm" svg:y2="6.25cm">
          <text:p/>
        </draw:line>
        <draw:custom-shape draw:style-name="gr5" draw:text-style-name="P1" draw:layer="layout" svg:width="5.25cm" svg:height="4.25cm" svg:x="12.75cm" svg:y="4.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058cm" svg:height="0.962cm" svg:x="13.5cm" svg:y="6cm">
          <draw:text-box>
            <text:p>Компилятор</text:p>
          </draw:text-box>
        </draw:frame>
        <draw:frame draw:style-name="gr7" draw:text-style-name="P4" draw:layer="layout" svg:width="3cm" svg:height="3.095cm" svg:x="10cm" svg:y="5.405cm">
          <draw:text-box>
            <text:p>Python-объекты</text:p>
          </draw:text-box>
        </draw:frame>
        <draw:line draw:style-name="gr8" draw:text-style-name="P1" draw:layer="layout" svg:x1="6.5cm" svg:y1="8.5cm" svg:x2="8.5cm" svg:y2="12.25cm">
          <text:p/>
        </draw:line>
        <draw:frame draw:style-name="gr9" draw:text-style-name="P4" draw:layer="layout" svg:width="13.25cm" svg:height="2.384cm" svg:x="5.25cm" svg:y="12.616cm">
          <draw:text-box>
            <text:p>Результат работы программы</text:p>
          </draw:text-box>
        </draw:frame>
        <draw:frame draw:style-name="gr10" draw:text-style-name="P4" draw:layer="layout" svg:width="4.634cm" svg:height="0.962cm" svg:x="8cm" svg:y="1.038cm">
          <draw:text-box>
            <text:p>Исходный код</text:p>
          </draw:text-box>
        </draw:frame>
        <draw:line draw:style-name="gr11" draw:text-style-name="P1" draw:layer="layout" svg:x1="11.5cm" svg:y1="1.75cm" svg:x2="14.75cm" svg:y2="4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19:24:44.096385368</meta:creation-date>
    <dc:date>2022-10-03T22:46:13.408530114</dc:date>
    <meta:editing-duration>PT21M42S</meta:editing-duration>
    <meta:editing-cycles>2</meta:editing-cycles>
    <meta:generator>LibreOffice/7.3.6.2$Linux_X86_64 LibreOffice_project/30$Build-2</meta:generator>
    <meta:document-statistic meta:object-count="11"/>
  </office:meta>
</office:document-meta>
</file>